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5.41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5.438cm"/>
    </style:style>
    <style:style style:name="co14" style:family="table-column">
      <style:table-column-properties fo:break-before="auto" style:column-width="3.246cm"/>
    </style:style>
    <style:style style:name="co15" style:family="table-column">
      <style:table-column-properties fo:break-before="auto" style:column-width="5.466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5.216cm"/>
    </style:style>
    <style:style style:name="co18" style:family="table-column">
      <style:table-column-properties fo:break-before="auto" style:column-width="5.188cm"/>
    </style:style>
    <style:style style:name="co19" style:family="table-column">
      <style:table-column-properties fo:break-before="auto" style:column-width="0.37cm"/>
    </style:style>
    <style:style style:name="co20" style:family="table-column">
      <style:table-column-properties fo:break-before="auto" style:column-width="5.632cm"/>
    </style:style>
    <style:style style:name="co21" style:family="table-column">
      <style:table-column-properties fo:break-before="auto" style:column-width="5.771cm"/>
    </style:style>
    <style:style style:name="co22" style:family="table-column">
      <style:table-column-properties fo:break-before="auto" style:column-width="1.984cm"/>
    </style:style>
    <style:style style:name="co23" style:family="table-column">
      <style:table-column-properties fo:break-before="auto" style:column-width="0.318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3.522cm"/>
    </style:style>
    <style:style style:name="co26" style:family="table-column">
      <style:table-column-properties fo:break-before="auto" style:column-width="2.381cm"/>
    </style:style>
    <style:style style:name="co27" style:family="table-column">
      <style:table-column-properties fo:break-before="auto" style:column-width="1.429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3.718cm"/>
    </style:style>
    <style:style style:name="co30" style:family="table-column">
      <style:table-column-properties fo:break-before="auto" style:column-width="3.856cm"/>
    </style:style>
    <style:style style:name="co31" style:family="table-column">
      <style:table-column-properties fo:break-before="auto" style:column-width="3.995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3.651cm"/>
    </style:style>
    <style:style style:name="co34" style:family="table-column">
      <style:table-column-properties fo:break-before="auto" style:column-width="3.912cm"/>
    </style:style>
    <style:style style:name="co35" style:family="table-column">
      <style:table-column-properties fo:break-before="auto" style:column-width="1.058cm"/>
    </style:style>
    <style:style style:name="co36" style:family="table-column">
      <style:table-column-properties fo:break-before="auto" style:column-width="1.931cm"/>
    </style:style>
    <style:style style:name="co37" style:family="table-column">
      <style:table-column-properties fo:break-before="auto" style:column-width="4.246cm"/>
    </style:style>
    <style:style style:name="co38" style:family="table-column">
      <style:table-column-properties fo:break-before="auto" style:column-width="4.882cm"/>
    </style:style>
    <style:style style:name="co39" style:family="table-column">
      <style:table-column-properties fo:break-before="auto" style:column-width="1.032cm"/>
    </style:style>
    <style:style style:name="co40" style:family="table-column">
      <style:table-column-properties fo:break-before="auto" style:column-width="4.8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106"/>
    <style:style style:name="ce3" style:family="table-cell" style:parent-style-name="Default" style:data-style-name="N108"/>
    <style:style style:name="ce4" style:family="table-cell" style:parent-style-name="Default" style:data-style-name="N113"/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7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8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1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4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21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22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5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8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30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7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0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9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0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1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3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4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8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9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60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2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5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7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8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9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0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71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72" style:family="table-cell" style:parent-style-name="Default" style:data-style-name="N0"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9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3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5" style:family="table-cell" style:parent-style-name="Default" style:data-style-name="N108"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101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2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4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5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8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29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2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VATQtr1" table:style-name="ta1" table:print-ranges="VATQtr1.A1:VATQtr1.I32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06-30">
            <text:p>Wednesday, June 30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7-31">
            <text:p>Saturday, July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8-31">
            <text:p>Tuesday, August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390">
            <text:p>31 July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2" table:style-name="ta2" table:print-ranges="VATQtr2.A1:VATQtr2.I31">
        <table:table-column table:style-name="co1" table:default-cell-style-name="ce17"/>
        <table:table-column table:style-name="co2" table:default-cell-style-name="ce17"/>
        <table:table-column table:style-name="co12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3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09-30">
            <text:p>Thursday, September 30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7-31">
            <text:p>Saturday, July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8-31">
            <text:p>Tuesday, August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482">
            <text:p>31 October 2010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3" table:style-name="ta3" table:print-ranges="VATQtr3.A1:VATQtr3.I31">
        <table:table-column table:style-name="co1" table:default-cell-style-name="ce17"/>
        <table:table-column table:style-name="co2" table:default-cell-style-name="ce17"/>
        <table:table-column table:style-name="co1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5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0-12-31">
            <text:p>Friday, December 31, 2010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7-31">
            <text:p>Saturday, July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8-31">
            <text:p>Tuesday, August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574">
            <text:p>31 January 2011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4" table:style-name="ta4" table:print-ranges="VATQtr4.A1:VATQtr4.I31">
        <table:table-column table:style-name="co1" table:default-cell-style-name="ce17"/>
        <table:table-column table:style-name="co2" table:default-cell-style-name="ce17"/>
        <table:table-column table:style-name="co16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7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1-03-31">
            <text:p>Thursday, March 31, 2011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7-31">
            <text:p>Saturday, July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8-31">
            <text:p>Tuesday, August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663">
            <text:p>30 April 2011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Qtr5" table:style-name="ta5" table:print-ranges="VATQtr5.A1:VATQtr5.I31">
        <table:table-column table:style-name="co1" table:default-cell-style-name="ce17"/>
        <table:table-column table:style-name="co2" table:default-cell-style-name="ce17"/>
        <table:table-column table:style-name="co14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40"/>
        <table:table-column table:style-name="co18" table:default-cell-style-name="ce58"/>
        <table:table-column table:style-name="co8" table:default-cell-style-name="ce17"/>
        <table:table-column table:style-name="co9" table:default-cell-style-name="ce17"/>
        <table:table-column table:style-name="co10" table:default-cell-style-name="ce63"/>
        <table:table-column table:style-name="co11" table:visibility="collapse" table:default-cell-style-name="ce64"/>
        <table:table-column table:style-name="co10" table:default-cell-style-name="ce64"/>
        <table:table-column table:style-name="co10" table:number-columns-repeated="1012" table:default-cell-style-name="ce17"/>
        <table:table-row table:style-name="ro1">
          <table:table-cell table:style-name="ce5"/>
          <table:table-cell table:style-name="ce18" table:number-columns-repeated="4"/>
          <table:table-cell table:style-name="ce39"/>
          <table:table-cell table:style-name="ce48"/>
          <table:table-cell table:style-name="ce18"/>
          <table:table-cell table:style-name="ce60"/>
          <table:table-cell table:number-columns-repeated="1015"/>
        </table:table-row>
        <table:table-row table:style-name="ro2">
          <table:table-cell table:style-name="ce6"/>
          <table:table-cell table:style-name="ce19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6]" office:value-type="date" office:date-value="2010-04-30">
            <text:p>Friday, April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31"/>
          <table:table-cell table:style-name="ce32"/>
          <table:table-cell table:style-name="ce33" office:value-type="string">
            <text:p>Copy values in boxes to your Vat return</text:p>
          </table:table-cell>
          <table:table-cell table:style-name="ce22"/>
          <table:table-cell table:style-name="ce50"/>
          <table:table-cell table:style-name="ce59"/>
          <table:table-cell table:style-name="ce61"/>
          <table:table-cell/>
          <table:table-cell table:style-name="ce65" table:formula="of:=[$Vatinterface.B7]" office:value-type="date" office:date-value="2010-05-31">
            <text:p>Monday, May 31, 2010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21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9" table:number-columns-repeated="2"/>
          <table:table-cell table:style-name="ce41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8]" office:value-type="date" office:date-value="2010-06-30">
            <text:p>Wednesday, June 30, 2010</text:p>
          </table:table-cell>
          <table:table-cell table:number-columns-repeated="1013"/>
        </table:table-row>
        <table:table-row table:style-name="ro3">
          <table:table-cell table:style-name="ce7"/>
          <table:covered-table-cell table:number-columns-repeated="2"/>
          <table:table-cell table:style-name="ce22"/>
          <table:table-cell table:style-name="ce34" office:value-type="string" table:number-columns-spanned="2" table:number-rows-spanned="1">
            <text:p>VAT Period ends</text:p>
          </table:table-cell>
          <table:covered-table-cell/>
          <table:table-cell table:style-name="ce51" office:value-type="date" office:date-value="2011-05-31">
            <text:p>Tuesday, May 31, 2011</text:p>
          </table:table-cell>
          <table:table-cell table:style-name="ce22"/>
          <table:table-cell table:style-name="ce61"/>
          <table:table-cell/>
          <table:table-cell table:style-name="ce65" table:formula="of:=[$Vatinterface.B9]" office:value-type="date" office:date-value="2010-07-31">
            <text:p>Saturday, July 31, 2010</text:p>
          </table:table-cell>
          <table:table-cell table:style-name="ce67"/>
          <table:table-cell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5"/>
          <table:table-cell table:style-name="ce42"/>
          <table:table-cell table:style-name="ce52"/>
          <table:table-cell table:style-name="ce22"/>
          <table:table-cell table:style-name="ce61"/>
          <table:table-cell/>
          <table:table-cell table:style-name="ce65" table:formula="of:=[$Vatinterface.B10]" office:value-type="date" office:date-value="2010-08-31">
            <text:p>Tuesday, August 31, 2010</text:p>
          </table:table-cell>
          <table:table-cell/>
          <table:table-cell table:style-name="ce63" table:number-columns-repeated="1012"/>
        </table:table-row>
        <table:table-row table:style-name="ro5">
          <table:table-cell table:style-name="ce7"/>
          <table:covered-table-cell table:number-columns-repeated="2"/>
          <table:table-cell table:style-name="ce22"/>
          <table:table-cell table:style-name="ce36" office:value-type="string" table:number-columns-spanned="2" table:number-rows-spanned="1">
            <text:p>Due date:</text:p>
          </table:table-cell>
          <table:covered-table-cell/>
          <table:table-cell table:style-name="ce53" table:formula="of:=LOOKUP([.G$5];[$Vatinterface.B$1:.B$65536];[$Vatinterface.C$1:.C$65536])" office:value-type="float" office:value="40724">
            <text:p>30 June 2011</text:p>
          </table:table-cell>
          <table:table-cell table:style-name="ce22"/>
          <table:table-cell table:style-name="ce61"/>
          <table:table-cell/>
          <table:table-cell table:style-name="ce65" table:formula="of:=[$Vatinterface.B11]" office:value-type="date" office:date-value="2010-09-30">
            <text:p>Thursday, September 30, 2010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3"/>
          <table:table-cell table:style-name="ce49"/>
          <table:table-cell table:style-name="ce22"/>
          <table:table-cell table:style-name="ce61"/>
          <table:table-cell/>
          <table:table-cell table:style-name="ce65" table:formula="of:=[$Vatinterface.B12]" office:value-type="date" office:date-value="2010-10-31">
            <text:p>Sunday, October 31, 2010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1">
            <text:p>1</text:p>
          </table:table-cell>
          <table:table-cell table:style-name="ce54" table:formula="of:=LOOKUP([.G$5];[$Vatinterface.B$1:.B$65536];[$Vatinterface.G$1:.G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3]" office:value-type="date" office:date-value="2010-11-30">
            <text:p>Tuesday, November 30, 2010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4]" office:value-type="date" office:date-value="2010-12-31">
            <text:p>Friday, December 31, 2010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4" office:value-type="float" office:value="2">
            <text:p>2</text:p>
          </table:table-cell>
          <table:table-cell table:style-name="ce54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5]" office:value-type="date" office:date-value="2011-01-31">
            <text:p>Monday, January 31, 2011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4" table:number-columns-repeated="4"/>
          <table:table-cell table:style-name="ce45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6]" office:value-type="date" office:date-value="2011-02-28">
            <text:p>Monday, February 28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4" office:value-type="float" office:value="3">
            <text:p>3</text:p>
          </table:table-cell>
          <table:table-cell table:style-name="ce54" table:formula="of:=[.G9]+[.G11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7]" office:value-type="date" office:date-value="2011-03-31">
            <text:p>Thursday, March 31, 2011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5" table:formula="of:=[$Vatinterface.B18]" office:value-type="date" office:date-value="2011-04-30">
            <text:p>Saturday, April 30, 2011</text:p>
          </table:table-cell>
          <table:table-cell table:number-columns-repeated="1013"/>
        </table:table-row>
        <table:table-row table:style-name="ro6">
          <table:table-cell table:style-name="ce9"/>
          <table:table-cell table:style-name="ce23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4" office:value-type="float" office:value="4">
            <text:p>4</text:p>
          </table:table-cell>
          <table:table-cell table:style-name="ce54" table:formula="of:=LOOKUP([.G$5];[$Vatinterface.B$1:.B$65536];[$Vatinterface.K$1:.K$65536])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5" table:formula="of:=[$Vatinterface.B19]" office:value-type="date" office:date-value="2011-05-31">
            <text:p>Tuesday, May 31, 2011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9"/>
          <table:table-cell table:style-name="ce25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4" office:value-type="float" office:value="5">
            <text:p>5</text:p>
          </table:table-cell>
          <table:table-cell table:style-name="ce54" table:formula="of:=[.G13]-[.G15]" office:value-type="float" office:value="0">
            <text:p>0.00 </text:p>
          </table:table-cell>
          <table:table-cell table:style-name="ce22"/>
          <table:table-cell table:style-name="ce61"/>
          <table:table-cell/>
          <table:table-cell table:style-name="ce66"/>
          <table:table-cell table:number-columns-repeated="1013"/>
        </table:table-row>
        <table:table-row table:style-name="ro6">
          <table:table-cell table:style-name="ce10"/>
          <table:table-cell table:style-name="ce26" table:number-columns-repeated="4"/>
          <table:table-cell table:style-name="ce46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1"/>
          <table:table-cell table:style-name="ce27" table:formula="of:=IF(LOOKUP([.G$5];[$Vatinterface.B$1:.B$65536];[$Vatinterface.M$1:.M$65536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" table:formula="of:=IF(LOOKUP([.G$5];[$Vatinterface.B$1:.B$65536];[$Vatinterface.M$1:.M$65536])&gt;0;LOOKUP([.G$5];[$Vatinterface.B$1:.B$65536];[$Vatinterface.M$1:.M$65536]);&quot; &quot;)" office:value-type="string" office:string-value=" ">
            <text:p><text:s/></text:p>
          </table:table-cell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8" table:number-columns-repeated="3"/>
          <table:table-cell table:style-name="ce38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9"/>
          <table:table-cell table:style-name="ce23" table:formula="of:=IF(LOOKUP([.G$5];[$Vatinterface.B$1:.B$65536];[$Vatinterface.M$1:.M$65536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4" office:value-type="float" office:value="6">
            <text:p>6</text:p>
          </table:table-cell>
          <table:table-cell table:style-name="ce56" table:formula="of:=IF(LOOKUP([.G$5];[$Vatinterface.B$1:.B$65536];[$Vatinterface.M$1:.M$65536])&gt;0;(LOOKUP([.G$5];[$Vatinterface.B$1:.B$65536];[$Vatinterface.E$1:.E$65536])+LOOKUP([.G$5];[$Vatinterface.B$1:.B$65536];[$Vatinterface.G$1:.G$65536]));LOOKUP([.G$5];[$Vatinterface.B$1:.B$65536];[$Vatinterface.E$1:.E$65536])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0"/>
          <table:table-cell table:style-name="ce22" table:number-columns-repeated="4"/>
          <table:table-cell table:style-name="ce41"/>
          <table:table-cell table:style-name="ce55"/>
          <table:table-cell table:style-name="ce22"/>
          <table:table-cell table:style-name="ce61"/>
          <table:table-cell table:number-columns-repeated="1015"/>
        </table:table-row>
        <table:table-row table:style-name="ro6">
          <table:table-cell table:style-name="ce8"/>
          <table:table-cell table:style-name="ce23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4" office:value-type="float" office:value="7">
            <text:p>7</text:p>
          </table:table-cell>
          <table:table-cell table:style-name="ce56" table:formula="of:=LOOKUP([.G$5];[$Vatinterface.B$1:.B$65536];[$Vatinterface.I$1:.I$65536])" office:value-type="float" office:value="0">
            <text:p>0 </text:p>
          </table:table-cell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2" office:value-type="string">
            <text:p>Note: </text:p>
          </table:table-cell>
          <table:table-cell table:style-name="ce29" office:value-type="string">
            <text:p>Box 2 is set to zero, any amounts due should be calculated and inserted manually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3"/>
          <table:table-cell table:style-name="ce29" office:value-type="string">
            <text:p>If goods are bought or sold to other EU states boxes 8 &amp; 9 on the return will require completion</text:p>
          </table:table-cell>
          <table:table-cell table:style-name="ce22" table:number-columns-repeated="3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7"/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4" office:value-type="string">
            <text:p>Vat returns must be received by HM Revenue &amp; Customs on or before the due date to avoid surcharges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Make cheques payable to "H M Revenue &amp; Customs" and write your VAT registration number on the bac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Quote your VAT registration number as a reference if paying direct by bank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3">
          <table:table-cell table:style-name="ce15" office:value-type="string">
            <text:p>Account Name: HMRC VAT: Account No: 11963155 Sort Code: 08 32 00</text:p>
          </table:table-cell>
          <table:table-cell table:style-name="ce22" table:number-columns-repeated="4"/>
          <table:table-cell table:style-name="ce41"/>
          <table:table-cell table:style-name="ce49"/>
          <table:table-cell table:style-name="ce22"/>
          <table:table-cell table:style-name="ce61"/>
          <table:table-cell table:number-columns-repeated="1015"/>
        </table:table-row>
        <table:table-row table:style-name="ro8">
          <table:table-cell table:style-name="ce16"/>
          <table:table-cell table:style-name="ce30" table:number-columns-repeated="4"/>
          <table:table-cell table:style-name="ce47"/>
          <table:table-cell table:style-name="ce57"/>
          <table:table-cell table:style-name="ce30"/>
          <table:table-cell table:style-name="ce62"/>
          <table:table-cell table:number-columns-repeated="1015"/>
        </table:table-row>
        <table:table-row table:style-name="ro3" table:number-rows-repeated="655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atinterface" table:style-name="ta6">
        <table:table-column table:style-name="co19" table:default-cell-style-name="ce72"/>
        <table:table-column table:style-name="co20" table:default-cell-style-name="ce78"/>
        <table:table-column table:style-name="co21" table:default-cell-style-name="ce78"/>
        <table:table-column table:style-name="co22" table:number-columns-repeated="8" table:default-cell-style-name="ce85"/>
        <table:table-column table:style-name="co23" table:default-cell-style-name="ce72"/>
        <table:table-column table:style-name="co10" table:default-cell-style-name="ce97"/>
        <table:table-column table:style-name="co23" table:default-cell-style-name="ce72"/>
        <table:table-column table:style-name="co10" table:number-columns-repeated="1010" table:default-cell-style-name="ce72"/>
        <table:table-row table:style-name="ro1">
          <table:table-cell table:style-name="ce68"/>
          <table:table-cell table:style-name="ce73" table:number-columns-repeated="2"/>
          <table:table-cell table:style-name="ce80" table:number-columns-repeated="8"/>
          <table:table-cell table:style-name="ce89"/>
          <table:table-cell table:style-name="ce93"/>
          <table:table-cell table:style-name="ce98"/>
          <table:table-cell table:number-columns-repeated="1010"/>
        </table:table-row>
        <table:table-row table:style-name="ro9">
          <table:table-cell table:style-name="ce69"/>
          <table:table-cell table:style-name="ce74" office:value-type="string">
            <text:p>Vat Period End</text:p>
          </table:table-cell>
          <table:table-cell table:style-name="ce74" office:value-type="string">
            <text:p>Final Date for Vat Payment</text:p>
          </table:table-cell>
          <table:table-cell table:style-name="ce81" office:value-type="string">
            <text:p>Month <text:s text:c="8"/>Sales</text:p>
          </table:table-cell>
          <table:table-cell table:style-name="ce81" office:value-type="string">
            <text:p>Quarter Sales <text:s text:c="9"/>Net of Vat</text:p>
          </table:table-cell>
          <table:table-cell table:style-name="ce81" office:value-type="string">
            <text:p>Month Vat Output</text:p>
          </table:table-cell>
          <table:table-cell table:style-name="ce88" office:value-type="string">
            <text:p>Quarter Vat Due <text:s text:c="6"/>Sales</text:p>
          </table:table-cell>
          <table:table-cell table:style-name="ce81" office:value-type="string">
            <text:p>Month Purchases</text:p>
          </table:table-cell>
          <table:table-cell table:style-name="ce81" office:value-type="string">
            <text:p>Quarter Purchases Net of vat</text:p>
          </table:table-cell>
          <table:table-cell table:style-name="ce81" office:value-type="string">
            <text:p>Month Vat Input</text:p>
          </table:table-cell>
          <table:table-cell table:style-name="ce88" office:value-type="string">
            <text:p>Quarter Vat Reclaimed Purchases</text:p>
          </table:table-cell>
          <table:table-cell table:style-name="ce90"/>
          <table:table-cell table:style-name="ce94" office:value-type="string">
            <text:p>Flat rate Scheme Applied</text:p>
          </table:table-cell>
          <table:table-cell table:style-name="ce99"/>
          <table:table-cell table:style-name="ce102" table:number-columns-repeated="1010"/>
        </table:table-row>
        <table:table-row table:style-name="ro10">
          <table:table-cell table:style-name="ce69"/>
          <table:table-cell table:style-name="ce75" table:number-columns-repeated="2"/>
          <table:table-cell table:style-name="ce82"/>
          <table:table-cell table:style-name="ce86" table:number-columns-repeated="7"/>
          <table:table-cell table:style-name="ce90" table:number-columns-repeated="2"/>
          <table:table-cell table:style-name="ce99"/>
          <table:table-cell table:style-name="ce102"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6]" office:value-type="date" office:date-value="2010-02-28">
            <text:p>Sunday, February 28, 2010</text:p>
          </table:table-cell>
          <table:table-cell table:style-name="ce76" table:formula="of:=[.B5]" office:value-type="date" office:date-value="2010-03-31">
            <text:p>Wednesday, March 31, 2010</text:p>
          </table:table-cell>
          <table:table-cell table:style-name="ce83" table:formula="of:=[$S0210.$H$1]" office:value-type="float" office:value="0">
            <text:p>0.00 </text:p>
          </table:table-cell>
          <table:table-cell table:style-name="ce87"/>
          <table:table-cell table:style-name="ce87" table:formula="of:=[$S0210.$G$1]" office:value-type="float" office:value="0">
            <text:p>0.00 </text:p>
          </table:table-cell>
          <table:table-cell table:style-name="ce87"/>
          <table:table-cell table:style-name="ce87" table:formula="of:=[$P0210.$H$1]" office:value-type="float" office:value="0">
            <text:p>0.00 </text:p>
          </table:table-cell>
          <table:table-cell table:style-name="ce87"/>
          <table:table-cell table:style-name="ce87" table:formula="of:=[$P0210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10-2011%20Company/UK%202011-03-31%20(Mar11)%20Company%20OO/Sales.ods'#$Apr10.$G$4]&gt;0;['file:///C:/Users/Antony/diy/UK/UK%202010-2011%20Company/UK%202011-03-31%20(Mar11)%20Company%20OO/Sales.ods'#$Ap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8]" office:value-type="date" office:date-value="2010-03-31">
            <text:p>Wednesday, March 31, 2010</text:p>
          </table:table-cell>
          <table:table-cell table:style-name="ce76" table:formula="of:=[.B6]" office:value-type="date" office:date-value="2010-04-30">
            <text:p>Friday, April 30, 2010</text:p>
          </table:table-cell>
          <table:table-cell table:style-name="ce83" table:formula="of:=[$S0310.$H$1]" office:value-type="float" office:value="0">
            <text:p>0.00 </text:p>
          </table:table-cell>
          <table:table-cell table:style-name="ce87"/>
          <table:table-cell table:style-name="ce87" table:formula="of:=[$S0310.$G$1]" office:value-type="float" office:value="0">
            <text:p>0.00 </text:p>
          </table:table-cell>
          <table:table-cell table:style-name="ce87"/>
          <table:table-cell table:style-name="ce87" table:formula="of:=[$P0310.$H$1]" office:value-type="float" office:value="0">
            <text:p>0.00 </text:p>
          </table:table-cell>
          <table:table-cell table:style-name="ce87"/>
          <table:table-cell table:style-name="ce87" table:formula="of:=[$P0310.$G$1]" office:value-type="float" office:value="0">
            <text:p>0.00 </text:p>
          </table:table-cell>
          <table:table-cell table:style-name="ce87"/>
          <table:table-cell table:style-name="ce91"/>
          <table:table-cell table:style-name="ce95" table:formula="of:=IF(['file:///C:/Users/Antony/diy/UK/UK%202010-2011%20Company/UK%202011-03-31%20(Mar11)%20Company%20OO/Sales.ods'#$Apr10.$G$4]&gt;0;['file:///C:/Users/Antony/diy/UK/UK%202010-2011%20Company/UK%202011-03-31%20(Mar11)%20Company%20OO/Sales.ods'#$Ap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10]" office:value-type="date" office:date-value="2010-04-30">
            <text:p>Friday, April 30, 2010</text:p>
          </table:table-cell>
          <table:table-cell table:style-name="ce76" table:formula="of:=[.B7]" office:value-type="date" office:date-value="2010-05-31">
            <text:p>Monday, May 31, 2010</text:p>
          </table:table-cell>
          <table:table-cell table:style-name="ce83" table:formula="of:=['file:///C:/Users/Antony/diy/UK/UK%202010-2011%20Company/UK%202011-03-31%20(Mar11)%20Company%20OO/Sales.ods'#$Apr10.$H$1]" office:value-type="float" office:value="0">
            <text:p>0.00 </text:p>
          </table:table-cell>
          <table:table-cell table:style-name="ce87" table:formula="of:=SUM([.D4:.D6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Apr10.$G$1]" office:value-type="float" office:value="0">
            <text:p>0.00 </text:p>
          </table:table-cell>
          <table:table-cell table:style-name="ce87" table:formula="of:=SUM([.F4:.F6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Apr10.$H$1]" office:value-type="float" office:value="0">
            <text:p>0.00 </text:p>
          </table:table-cell>
          <table:table-cell table:style-name="ce87" table:formula="of:=SUM([.H4:.H6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Apr10.$G$1]" office:value-type="float" office:value="0">
            <text:p>0.00 </text:p>
          </table:table-cell>
          <table:table-cell table:style-name="ce87" table:formula="of:=SUM([.J4:.J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Apr10.$G$4]&gt;0;['file:///C:/Users/Antony/diy/UK/UK%202010-2011%20Company/UK%202011-03-31%20(Mar11)%20Company%20OO/Sales.ods'#$Apr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12]" office:value-type="date" office:date-value="2010-05-31">
            <text:p>Monday, May 31, 2010</text:p>
          </table:table-cell>
          <table:table-cell table:style-name="ce76" table:formula="of:=[.B8]" office:value-type="date" office:date-value="2010-06-30">
            <text:p>Wednesday, June 30, 2010</text:p>
          </table:table-cell>
          <table:table-cell table:style-name="ce83" table:formula="of:=['file:///C:/Users/Antony/diy/UK/UK%202010-2011%20Company/UK%202011-03-31%20(Mar11)%20Company%20OO/Sales.ods'#$May10.$H$1]" office:value-type="float" office:value="0">
            <text:p>0.00 </text:p>
          </table:table-cell>
          <table:table-cell table:style-name="ce87" table:formula="of:=SUM([.D5:.D7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May10.$G$1]" office:value-type="float" office:value="0">
            <text:p>0.00 </text:p>
          </table:table-cell>
          <table:table-cell table:style-name="ce87" table:formula="of:=SUM([.F5:.F7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May10.$H$1]" office:value-type="float" office:value="0">
            <text:p>0.00 </text:p>
          </table:table-cell>
          <table:table-cell table:style-name="ce87" table:formula="of:=SUM([.H5:.H7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May10.$G$1]" office:value-type="float" office:value="0">
            <text:p>0.00 </text:p>
          </table:table-cell>
          <table:table-cell table:style-name="ce87" table:formula="of:=SUM([.J5:.J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May10.$G$4]&gt;0;['file:///C:/Users/Antony/diy/UK/UK%202010-2011%20Company/UK%202011-03-31%20(Mar11)%20Company%20OO/Sales.ods'#$May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14]" office:value-type="date" office:date-value="2010-06-30">
            <text:p>Wednesday, June 30, 2010</text:p>
          </table:table-cell>
          <table:table-cell table:style-name="ce76" table:formula="of:=[.B9]" office:value-type="date" office:date-value="2010-07-31">
            <text:p>Saturday, July 31, 2010</text:p>
          </table:table-cell>
          <table:table-cell table:style-name="ce83" table:formula="of:=['file:///C:/Users/Antony/diy/UK/UK%202010-2011%20Company/UK%202011-03-31%20(Mar11)%20Company%20OO/Sales.ods'#$Jun10.$H$1]" office:value-type="float" office:value="0">
            <text:p>0.00 </text:p>
          </table:table-cell>
          <table:table-cell table:style-name="ce87" table:formula="of:=SUM([.D6:.D8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Jun10.$G$1]" office:value-type="float" office:value="0">
            <text:p>0.00 </text:p>
          </table:table-cell>
          <table:table-cell table:style-name="ce87" table:formula="of:=SUM([.F6:.F8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Jun10.$H$1]" office:value-type="float" office:value="0">
            <text:p>0.00 </text:p>
          </table:table-cell>
          <table:table-cell table:style-name="ce87" table:formula="of:=SUM([.H6:.H8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Jun10.$G$1]" office:value-type="float" office:value="0">
            <text:p>0.00 </text:p>
          </table:table-cell>
          <table:table-cell table:style-name="ce87" table:formula="of:=SUM([.J6:.J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Jun10.$G$4]&gt;0;['file:///C:/Users/Antony/diy/UK/UK%202010-2011%20Company/UK%202011-03-31%20(Mar11)%20Company%20OO/Sales.ods'#$Jun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16]" office:value-type="date" office:date-value="2010-07-31">
            <text:p>Saturday, July 31, 2010</text:p>
          </table:table-cell>
          <table:table-cell table:style-name="ce76" table:formula="of:=[.B10]" office:value-type="date" office:date-value="2010-08-31">
            <text:p>Tuesday, August 31, 2010</text:p>
          </table:table-cell>
          <table:table-cell table:style-name="ce83" table:formula="of:=['file:///C:/Users/Antony/diy/UK/UK%202010-2011%20Company/UK%202011-03-31%20(Mar11)%20Company%20OO/Sales.ods'#$Jul10.$H$1]" office:value-type="float" office:value="0">
            <text:p>0.00 </text:p>
          </table:table-cell>
          <table:table-cell table:style-name="ce87" table:formula="of:=SUM([.D7:.D9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Jul10.$G$1]" office:value-type="float" office:value="0">
            <text:p>0.00 </text:p>
          </table:table-cell>
          <table:table-cell table:style-name="ce87" table:formula="of:=SUM([.F7:.F9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Jul10.$H$1]" office:value-type="float" office:value="0">
            <text:p>0.00 </text:p>
          </table:table-cell>
          <table:table-cell table:style-name="ce87" table:formula="of:=SUM([.H7:.H9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Jul10.$G$1]" office:value-type="float" office:value="0">
            <text:p>0.00 </text:p>
          </table:table-cell>
          <table:table-cell table:style-name="ce87" table:formula="of:=SUM([.J7:.J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Jul10.$G$4]&gt;0;['file:///C:/Users/Antony/diy/UK/UK%202010-2011%20Company/UK%202011-03-31%20(Mar11)%20Company%20OO/Sales.ods'#$Jul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18]" office:value-type="date" office:date-value="2010-08-31">
            <text:p>Tuesday, August 31, 2010</text:p>
          </table:table-cell>
          <table:table-cell table:style-name="ce76" table:formula="of:=[.B11]" office:value-type="date" office:date-value="2010-09-30">
            <text:p>Thursday, September 30, 2010</text:p>
          </table:table-cell>
          <table:table-cell table:style-name="ce83" table:formula="of:=['file:///C:/Users/Antony/diy/UK/UK%202010-2011%20Company/UK%202011-03-31%20(Mar11)%20Company%20OO/Sales.ods'#$Aug10.$H$1]" office:value-type="float" office:value="0">
            <text:p>0.00 </text:p>
          </table:table-cell>
          <table:table-cell table:style-name="ce87" table:formula="of:=SUM([.D8:.D10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Aug10.$G$1]" office:value-type="float" office:value="0">
            <text:p>0.00 </text:p>
          </table:table-cell>
          <table:table-cell table:style-name="ce87" table:formula="of:=SUM([.F8:.F10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Aug10.$H$1]" office:value-type="float" office:value="0">
            <text:p>0.00 </text:p>
          </table:table-cell>
          <table:table-cell table:style-name="ce87" table:formula="of:=SUM([.H8:.H10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Aug10.$G$1]" office:value-type="float" office:value="0">
            <text:p>0.00 </text:p>
          </table:table-cell>
          <table:table-cell table:style-name="ce87" table:formula="of:=SUM([.J8:.J10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Aug10.$G$4]&gt;0;['file:///C:/Users/Antony/diy/UK/UK%202010-2011%20Company/UK%202011-03-31%20(Mar11)%20Company%20OO/Sales.ods'#$Aug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20]" office:value-type="date" office:date-value="2010-09-30">
            <text:p>Thursday, September 30, 2010</text:p>
          </table:table-cell>
          <table:table-cell table:style-name="ce76" table:formula="of:=[.B12]" office:value-type="date" office:date-value="2010-10-31">
            <text:p>Sunday, October 31, 2010</text:p>
          </table:table-cell>
          <table:table-cell table:style-name="ce83" table:formula="of:=['file:///C:/Users/Antony/diy/UK/UK%202010-2011%20Company/UK%202011-03-31%20(Mar11)%20Company%20OO/Sales.ods'#$Sep10.$H$1]" office:value-type="float" office:value="0">
            <text:p>0.00 </text:p>
          </table:table-cell>
          <table:table-cell table:style-name="ce87" table:formula="of:=SUM([.D9:.D11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Sep10.$G$1]" office:value-type="float" office:value="0">
            <text:p>0.00 </text:p>
          </table:table-cell>
          <table:table-cell table:style-name="ce87" table:formula="of:=SUM([.F9:.F11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Sep10.$H$1]" office:value-type="float" office:value="0">
            <text:p>0.00 </text:p>
          </table:table-cell>
          <table:table-cell table:style-name="ce87" table:formula="of:=SUM([.H9:.H11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Sep10.$G$1]" office:value-type="float" office:value="0">
            <text:p>0.00 </text:p>
          </table:table-cell>
          <table:table-cell table:style-name="ce87" table:formula="of:=SUM([.J9:.J11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Sep10.$G$4]&gt;0;['file:///C:/Users/Antony/diy/UK/UK%202010-2011%20Company/UK%202011-03-31%20(Mar11)%20Company%20OO/Sales.ods'#$Sep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22]" office:value-type="date" office:date-value="2010-10-31">
            <text:p>Sunday, October 31, 2010</text:p>
          </table:table-cell>
          <table:table-cell table:style-name="ce76" table:formula="of:=[.B13]" office:value-type="date" office:date-value="2010-11-30">
            <text:p>Tuesday, November 30, 2010</text:p>
          </table:table-cell>
          <table:table-cell table:style-name="ce83" table:formula="of:=['file:///C:/Users/Antony/diy/UK/UK%202010-2011%20Company/UK%202011-03-31%20(Mar11)%20Company%20OO/Sales.ods'#$Oct10.$H$1]" office:value-type="float" office:value="0">
            <text:p>0.00 </text:p>
          </table:table-cell>
          <table:table-cell table:style-name="ce87" table:formula="of:=SUM([.D10:.D12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Oct10.$G$1]" office:value-type="float" office:value="0">
            <text:p>0.00 </text:p>
          </table:table-cell>
          <table:table-cell table:style-name="ce87" table:formula="of:=SUM([.F10:.F12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Oct10.$H$1]" office:value-type="float" office:value="0">
            <text:p>0.00 </text:p>
          </table:table-cell>
          <table:table-cell table:style-name="ce87" table:formula="of:=SUM([.H10:.H12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Oct10.$G$1]" office:value-type="float" office:value="0">
            <text:p>0.00 </text:p>
          </table:table-cell>
          <table:table-cell table:style-name="ce87" table:formula="of:=SUM([.J10:.J12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Oct10.$G$4]&gt;0;['file:///C:/Users/Antony/diy/UK/UK%202010-2011%20Company/UK%202011-03-31%20(Mar11)%20Company%20OO/Sales.ods'#$Oct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24]" office:value-type="date" office:date-value="2010-11-30">
            <text:p>Tuesday, November 30, 2010</text:p>
          </table:table-cell>
          <table:table-cell table:style-name="ce76" table:formula="of:=[.B14]" office:value-type="date" office:date-value="2010-12-31">
            <text:p>Friday, December 31, 2010</text:p>
          </table:table-cell>
          <table:table-cell table:style-name="ce83" table:formula="of:=['file:///C:/Users/Antony/diy/UK/UK%202010-2011%20Company/UK%202011-03-31%20(Mar11)%20Company%20OO/Sales.ods'#$Nov10.$H$1]" office:value-type="float" office:value="0">
            <text:p>0.00 </text:p>
          </table:table-cell>
          <table:table-cell table:style-name="ce87" table:formula="of:=SUM([.D11:.D13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Nov10.$G$1]" office:value-type="float" office:value="0">
            <text:p>0.00 </text:p>
          </table:table-cell>
          <table:table-cell table:style-name="ce87" table:formula="of:=SUM([.F11:.F13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Nov10.$H$1]" office:value-type="float" office:value="0">
            <text:p>0.00 </text:p>
          </table:table-cell>
          <table:table-cell table:style-name="ce87" table:formula="of:=SUM([.H11:.H13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Nov10.$G$1]" office:value-type="float" office:value="0">
            <text:p>0.00 </text:p>
          </table:table-cell>
          <table:table-cell table:style-name="ce87" table:formula="of:=SUM([.J11:.J13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Nov10.$G$4]&gt;0;['file:///C:/Users/Antony/diy/UK/UK%202010-2011%20Company/UK%202011-03-31%20(Mar11)%20Company%20OO/Sales.ods'#$Nov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26]" office:value-type="date" office:date-value="2010-12-31">
            <text:p>Friday, December 31, 2010</text:p>
          </table:table-cell>
          <table:table-cell table:style-name="ce76" table:formula="of:=[.B15]" office:value-type="date" office:date-value="2011-01-31">
            <text:p>Monday, January 31, 2011</text:p>
          </table:table-cell>
          <table:table-cell table:style-name="ce83" table:formula="of:=['file:///C:/Users/Antony/diy/UK/UK%202010-2011%20Company/UK%202011-03-31%20(Mar11)%20Company%20OO/Sales.ods'#$Dec10.$H$1]" office:value-type="float" office:value="0">
            <text:p>0.00 </text:p>
          </table:table-cell>
          <table:table-cell table:style-name="ce87" table:formula="of:=SUM([.D12:.D14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Dec10.$G$1]" office:value-type="float" office:value="0">
            <text:p>0.00 </text:p>
          </table:table-cell>
          <table:table-cell table:style-name="ce87" table:formula="of:=SUM([.F12:.F14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Dec10.$H$1]" office:value-type="float" office:value="0">
            <text:p>0.00 </text:p>
          </table:table-cell>
          <table:table-cell table:style-name="ce87" table:formula="of:=SUM([.H12:.H14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Dec10.$G$1]" office:value-type="float" office:value="0">
            <text:p>0.00 </text:p>
          </table:table-cell>
          <table:table-cell table:style-name="ce87" table:formula="of:=SUM([.J12:.J14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Dec10.$G$4]&gt;0;['file:///C:/Users/Antony/diy/UK/UK%202010-2011%20Company/UK%202011-03-31%20(Mar11)%20Company%20OO/Sales.ods'#$Dec10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28]" office:value-type="date" office:date-value="2011-01-31">
            <text:p>Monday, January 31, 2011</text:p>
          </table:table-cell>
          <table:table-cell table:style-name="ce76" table:formula="of:=[.B16]" office:value-type="date" office:date-value="2011-02-28">
            <text:p>Monday, February 28, 2011</text:p>
          </table:table-cell>
          <table:table-cell table:style-name="ce83" table:formula="of:=['file:///C:/Users/Antony/diy/UK/UK%202010-2011%20Company/UK%202011-03-31%20(Mar11)%20Company%20OO/Sales.ods'#$Jan11.$H$1]" office:value-type="float" office:value="0">
            <text:p>0.00 </text:p>
          </table:table-cell>
          <table:table-cell table:style-name="ce87" table:formula="of:=SUM([.D13:.D15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Jan11.$G$1]" office:value-type="float" office:value="0">
            <text:p>0.00 </text:p>
          </table:table-cell>
          <table:table-cell table:style-name="ce87" table:formula="of:=SUM([.F13:.F15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Jan11.$H$1]" office:value-type="float" office:value="0">
            <text:p>0.00 </text:p>
          </table:table-cell>
          <table:table-cell table:style-name="ce87" table:formula="of:=SUM([.H13:.H15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Jan11.$G$1]" office:value-type="float" office:value="0">
            <text:p>0.00 </text:p>
          </table:table-cell>
          <table:table-cell table:style-name="ce87" table:formula="of:=SUM([.J13:.J15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Jan11.$G$4]&gt;0;['file:///C:/Users/Antony/diy/UK/UK%202010-2011%20Company/UK%202011-03-31%20(Mar11)%20Company%20OO/Sales.ods'#$Jan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30]" office:value-type="date" office:date-value="2011-02-28">
            <text:p>Monday, February 28, 2011</text:p>
          </table:table-cell>
          <table:table-cell table:style-name="ce76" table:formula="of:=[.B17]" office:value-type="date" office:date-value="2011-03-31">
            <text:p>Thursday, March 31, 2011</text:p>
          </table:table-cell>
          <table:table-cell table:style-name="ce83" table:formula="of:=['file:///C:/Users/Antony/diy/UK/UK%202010-2011%20Company/UK%202011-03-31%20(Mar11)%20Company%20OO/Sales.ods'#$Feb11.$H$1]" office:value-type="float" office:value="0">
            <text:p>0.00 </text:p>
          </table:table-cell>
          <table:table-cell table:style-name="ce87" table:formula="of:=SUM([.D14:.D16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Feb11.$G$1]" office:value-type="float" office:value="0">
            <text:p>0.00 </text:p>
          </table:table-cell>
          <table:table-cell table:style-name="ce87" table:formula="of:=SUM([.F14:.F16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Feb11.$H$1]" office:value-type="float" office:value="0">
            <text:p>0.00 </text:p>
          </table:table-cell>
          <table:table-cell table:style-name="ce87" table:formula="of:=SUM([.H14:.H16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Feb11.$G$1]" office:value-type="float" office:value="0">
            <text:p>0.00 </text:p>
          </table:table-cell>
          <table:table-cell table:style-name="ce87" table:formula="of:=SUM([.J14:.J16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Feb11.$G$4]&gt;0;['file:///C:/Users/Antony/diy/UK/UK%202010-2011%20Company/UK%202011-03-31%20(Mar11)%20Company%20OO/Sales.ods'#$Feb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32]" office:value-type="date" office:date-value="2011-03-31">
            <text:p>Thursday, March 31, 2011</text:p>
          </table:table-cell>
          <table:table-cell table:style-name="ce76" table:formula="of:=[.B18]" office:value-type="date" office:date-value="2011-04-30">
            <text:p>Saturday, April 30, 2011</text:p>
          </table:table-cell>
          <table:table-cell table:style-name="ce83" table:formula="of:=['file:///C:/Users/Antony/diy/UK/UK%202010-2011%20Company/UK%202011-03-31%20(Mar11)%20Company%20OO/Sales.ods'#$Mar11.$H$1]" office:value-type="float" office:value="0">
            <text:p>0.00 </text:p>
          </table:table-cell>
          <table:table-cell table:style-name="ce87" table:formula="of:=SUM([.D15:.D17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Sales.ods'#$Mar11.$G$1]" office:value-type="float" office:value="0">
            <text:p>0.00 </text:p>
          </table:table-cell>
          <table:table-cell table:style-name="ce87" table:formula="of:=SUM([.F15:.F17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Mar11.$H$1]" office:value-type="float" office:value="0">
            <text:p>0.00 </text:p>
          </table:table-cell>
          <table:table-cell table:style-name="ce87" table:formula="of:=SUM([.H15:.H17])" office:value-type="float" office:value="0">
            <text:p>0.00 </text:p>
          </table:table-cell>
          <table:table-cell table:style-name="ce87" table:formula="of:=['file:///C:/Users/Antony/diy/UK/UK%202010-2011%20Company/UK%202011-03-31%20(Mar11)%20Company%20OO/Purchases.ods'#$Mar11.$G$1]" office:value-type="float" office:value="0">
            <text:p>0.00 </text:p>
          </table:table-cell>
          <table:table-cell table:style-name="ce87" table:formula="of:=SUM([.J15:.J17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Mar11.$G$4]&gt;0;['file:///C:/Users/Antony/diy/UK/UK%202010-2011%20Company/UK%202011-03-31%20(Mar11)%20Company%20OO/Sales.ods'#$Mar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34]" office:value-type="date" office:date-value="2011-04-30">
            <text:p>Saturday, April 30, 2011</text:p>
          </table:table-cell>
          <table:table-cell table:style-name="ce76" table:formula="of:=[.B19]" office:value-type="date" office:date-value="2011-05-31">
            <text:p>Tuesday, May 31, 2011</text:p>
          </table:table-cell>
          <table:table-cell table:style-name="ce83" table:formula="of:=[$S0411.$H$1]" office:value-type="float" office:value="0">
            <text:p>0.00 </text:p>
          </table:table-cell>
          <table:table-cell table:style-name="ce87" table:formula="of:=SUM([.D16:.D18])" office:value-type="float" office:value="0">
            <text:p>0.00 </text:p>
          </table:table-cell>
          <table:table-cell table:style-name="ce87" table:formula="of:=[$S0411.$G$1]" office:value-type="float" office:value="0">
            <text:p>0.00 </text:p>
          </table:table-cell>
          <table:table-cell table:style-name="ce87" table:formula="of:=SUM([.F16:.F18])" office:value-type="float" office:value="0">
            <text:p>0.00 </text:p>
          </table:table-cell>
          <table:table-cell table:style-name="ce87" table:formula="of:=[$P0411.$H$1]" office:value-type="float" office:value="0">
            <text:p>0.00 </text:p>
          </table:table-cell>
          <table:table-cell table:style-name="ce87" table:formula="of:=SUM([.H16:.H18])" office:value-type="float" office:value="0">
            <text:p>0.00 </text:p>
          </table:table-cell>
          <table:table-cell table:style-name="ce87" table:formula="of:=[$P0411.$G$1]" office:value-type="float" office:value="0">
            <text:p>0.00 </text:p>
          </table:table-cell>
          <table:table-cell table:style-name="ce87" table:formula="of:=SUM([.J16:.J18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Mar11.$G$4]&gt;0;['file:///C:/Users/Antony/diy/UK/UK%202010-2011%20Company/UK%202011-03-31%20(Mar11)%20Company%20OO/Sales.ods'#$Mar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1">
          <table:table-cell table:style-name="ce70"/>
          <table:table-cell table:style-name="ce76" table:formula="of:=['file:///C:/Users/Antony/diy/UK/UK%202010-2011%20Company/UK%202011-03-31%20(Mar11)%20Company%20OO/Financialaccounts.ods'#$Admin.$B$36]" office:value-type="date" office:date-value="2011-05-31">
            <text:p>Tuesday, May 31, 2011</text:p>
          </table:table-cell>
          <table:table-cell table:style-name="ce79" table:formula="of:=['file:///C:/Users/Antony/diy/UK/UK%202010-2011%20Company/UK%202011-03-31%20(Mar11)%20Company%20OO/Financialaccounts.ods'#$Admin.$B$38]" office:value-type="date" office:date-value="2011-06-30">
            <text:p>Thursday, June 30, 2011</text:p>
          </table:table-cell>
          <table:table-cell table:style-name="ce83" table:formula="of:=[$S0511.$H$1]" office:value-type="float" office:value="0">
            <text:p>0.00 </text:p>
          </table:table-cell>
          <table:table-cell table:style-name="ce87" table:formula="of:=SUM([.D17:.D19])" office:value-type="float" office:value="0">
            <text:p>0.00 </text:p>
          </table:table-cell>
          <table:table-cell table:style-name="ce87" table:formula="of:=[$S0511.$G$1]" office:value-type="float" office:value="0">
            <text:p>0.00 </text:p>
          </table:table-cell>
          <table:table-cell table:style-name="ce87" table:formula="of:=SUM([.F17:.F19])" office:value-type="float" office:value="0">
            <text:p>0.00 </text:p>
          </table:table-cell>
          <table:table-cell table:style-name="ce87" table:formula="of:=[$P0511.$H$1]" office:value-type="float" office:value="0">
            <text:p>0.00 </text:p>
          </table:table-cell>
          <table:table-cell table:style-name="ce87" table:formula="of:=SUM([.H17:.H19])" office:value-type="float" office:value="0">
            <text:p>0.00 </text:p>
          </table:table-cell>
          <table:table-cell table:style-name="ce87" table:formula="of:=[$P0511.$G$1]" office:value-type="float" office:value="0">
            <text:p>0.00 </text:p>
          </table:table-cell>
          <table:table-cell table:style-name="ce87" table:formula="of:=SUM([.J17:.J19])" office:value-type="float" office:value="0">
            <text:p>0.00 </text:p>
          </table:table-cell>
          <table:table-cell table:style-name="ce91"/>
          <table:table-cell table:style-name="ce95" table:formula="of:=IF(['file:///C:/Users/Antony/diy/UK/UK%202010-2011%20Company/UK%202011-03-31%20(Mar11)%20Company%20OO/Sales.ods'#$Mar11.$G$4]&gt;0;['file:///C:/Users/Antony/diy/UK/UK%202010-2011%20Company/UK%202011-03-31%20(Mar11)%20Company%20OO/Sales.ods'#$Mar11.$G$4];0)" office:value-type="float" office:value="0">
            <text:p>0</text:p>
          </table:table-cell>
          <table:table-cell table:style-name="ce100"/>
          <table:table-cell table:number-columns-repeated="1010"/>
        </table:table-row>
        <table:table-row table:style-name="ro1">
          <table:table-cell table:style-name="ce71"/>
          <table:table-cell table:style-name="ce77" table:number-columns-repeated="2"/>
          <table:table-cell table:style-name="ce84" table:number-columns-repeated="8"/>
          <table:table-cell table:style-name="ce92"/>
          <table:table-cell table:style-name="ce96"/>
          <table:table-cell table:style-name="ce101"/>
          <table:table-cell table:number-columns-repeated="1010"/>
        </table:table-row>
        <table:table-row table:style-name="ro11" table:number-rows-repeated="6551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210" table:style-name="ta7">
        <table:table-column table:style-name="co10" table:default-cell-style-name="ce105"/>
        <table:table-column table:style-name="co24" table:default-cell-style-name="ce107"/>
        <table:table-column table:style-name="co25" table:default-cell-style-name="ce110"/>
        <table:table-column table:style-name="co26" table:default-cell-style-name="ce110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10-2011%20Company/UK%202011-03-31%20(Mar11)%20Company%20OO/Sales.ods'#$Open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10-2011%20Company/UK%202011-03-31%20(Mar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310" table:style-name="ta7">
        <table:table-column table:style-name="co10" table:default-cell-style-name="ce105"/>
        <table:table-column table:style-name="co24" table:default-cell-style-name="ce107"/>
        <table:table-column table:style-name="co29" table:default-cell-style-name="ce110"/>
        <table:table-column table:style-name="co26" table:default-cell-style-name="ce110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10-2011%20Company/UK%202011-03-31%20(Mar11)%20Company%20OO/Sales.ods'#$OpeningDebtors.$G$2]" office:value-type="float" office:value="17.5">
            <text:p>17.5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10-2011%20Company/UK%202011-03-31%20(Mar11)%20Company%20OO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1" table:style-name="ta7">
        <table:table-column table:style-name="co10" table:default-cell-style-name="ce105"/>
        <table:table-column table:style-name="co24" table:default-cell-style-name="ce107"/>
        <table:table-column table:style-name="co30" table:default-cell-style-name="ce110"/>
        <table:table-column table:style-name="co26" table:default-cell-style-name="ce110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10-2011%20Company/UK%202011-03-31%20(Mar11)%20Company%20OO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10-2011%20Company/UK%202011-03-31%20(Mar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1" table:style-name="ta7">
        <table:table-column table:style-name="co10" table:default-cell-style-name="ce105"/>
        <table:table-column table:style-name="co24" table:default-cell-style-name="ce107"/>
        <table:table-column table:style-name="co31" table:default-cell-style-name="ce110"/>
        <table:table-column table:style-name="co26" table:default-cell-style-name="ce110"/>
        <table:table-column table:style-name="co27" table:default-cell-style-name="ce114"/>
        <table:table-column table:style-name="co4" table:default-cell-style-name="ce118"/>
        <table:table-column table:style-name="co28" table:default-cell-style-name="ce118"/>
        <table:table-column table:style-name="co4" table:default-cell-style-name="ce118"/>
        <table:table-column table:style-name="co10" table:number-columns-repeated="1016" table:default-cell-style-name="ce126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3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500])" office:value-type="float" office:value="0">
            <text:p>0.00 </text:p>
          </table:table-cell>
          <table:table-cell table:style-name="ce117" table:formula="of:=SUM([.G5:.G500])" office:value-type="float" office:value="0">
            <text:p>0.00 </text:p>
          </table:table-cell>
          <table:table-cell table:style-name="ce117" table:formula="of:=SUM([.H5:.H500])" office:value-type="float" office:value="0">
            <text:p>0.00 </text:p>
          </table:table-cell>
          <table:table-cell table:style-name="ce124" table:number-columns-repeated="1016"/>
        </table:table-row>
        <table:table-row table:style-name="ro12">
          <table:table-cell table:style-name="ce104" office:value-type="string" table:number-columns-spanned="1" table:number-rows-spanned="3">
            <text:p>Sales <text:s text:c="5"/>Date</text:p>
          </table:table-cell>
          <table:table-cell table:style-name="ce108" office:value-type="string" table:number-columns-spanned="1" table:number-rows-spanned="3">
            <text:p>Customer Name</text:p>
          </table:table-cell>
          <table:table-cell table:style-name="ce111" office:value-type="string" table:number-columns-spanned="1" table:number-rows-spanned="3">
            <text:p>Sales Invoice Number or reference</text:p>
          </table:table-cell>
          <table:table-cell table:style-name="ce111" office:value-type="string" table:number-columns-spanned="1" table:number-rows-spanned="3">
            <text:p>Sales <text:s text:c="12"/>Description</text:p>
          </table:table-cell>
          <table:table-cell table:style-name="ce115" table:number-columns-spanned="1" table:number-rows-spanned="3"/>
          <table:table-cell table:style-name="ce108" office:value-type="string" table:number-columns-spanned="1" table:number-rows-spanned="3">
            <text:p>Sales Value including <text:s text:c="2"/>Vat</text:p>
          </table:table-cell>
          <table:table-cell table:style-name="ce120" table:formula="of:=['file:///C:/Users/Antony/diy/UK/UK%202010-2011%20Company/UK%202011-03-31%20(Mar11)%20Company%20OO/Sales.ods'#$ClosingDebtors.$G$2]" office:value-type="float" office:value="20">
            <text:p>20.00 </text:p>
          </table:table-cell>
          <table:table-cell table:style-name="ce108" office:value-type="string" table:number-columns-spanned="1" table:number-rows-spanned="3">
            <text:p>Sales <text:s text:c="8"/>Net of Vat</text:p>
          </table:table-cell>
          <table:table-cell table:style-name="ce124" table:number-columns-repeated="1016"/>
        </table:table-row>
        <table:table-row table:style-name="ro13">
          <table:covered-table-cell table:number-columns-repeated="6"/>
          <table:table-cell table:style-name="ce108" office:value-type="string">
            <text:p>Vat <text:s text:c="6"/>Output</text:p>
          </table:table-cell>
          <table:covered-table-cell/>
          <table:table-cell table:style-name="ce125" table:number-columns-repeated="1016"/>
        </table:table-row>
        <table:table-row table:style-name="ro3">
          <table:covered-table-cell table:number-columns-repeated="6"/>
          <table:table-cell table:style-name="ce121" table:formula="of:=['file:///C:/Users/Antony/diy/UK/UK%202010-2011%20Company/UK%202011-03-31%20(Mar11)%20Company%20OO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2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2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2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2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2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2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2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2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2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2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2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2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2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2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2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2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2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2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2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2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2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2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2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2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2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2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2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2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2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2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2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2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2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2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2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2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2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2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2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2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2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2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2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2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2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2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2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2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2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2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2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2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2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2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2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2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2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2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2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2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2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2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2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2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2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2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2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2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2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2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2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2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2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2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2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2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2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2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2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2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2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2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2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2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2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2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2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2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2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2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2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2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2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2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2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2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2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2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2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2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2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2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2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2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2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2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2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2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2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2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2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2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2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2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2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2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2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2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2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2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2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2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2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2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2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2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2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2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2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2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2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2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2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2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2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2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2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2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2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2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2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2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2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2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2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2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2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2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2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2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2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2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2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2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2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2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2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2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2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2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2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2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2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2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2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2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2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2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2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2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2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2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2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2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2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2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2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2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2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2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2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2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2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2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2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2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2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2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2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2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2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2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2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2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2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2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6"/>
          <table:table-cell table:style-name="ce109"/>
          <table:table-cell table:style-name="ce112" table:number-columns-repeated="2"/>
          <table:table-cell table:style-name="ce116"/>
          <table:table-cell table:style-name="ce119"/>
          <table:table-cell table:style-name="ce123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3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2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2" table:number-columns-repeated="2"/>
          <table:table-cell table:number-columns-repeated="1016"/>
        </table:table-row>
        <table:table-row table:style-name="ro3" table:number-rows-repeated="649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210" table:style-name="ta7">
        <table:table-column table:style-name="co32" table:default-cell-style-name="ce127"/>
        <table:table-column table:style-name="co33" table:default-cell-style-name="ce129"/>
        <table:table-column table:style-name="co34" table:default-cell-style-name="ce133"/>
        <table:table-column table:style-name="co2" table:default-cell-style-name="ce138"/>
        <table:table-column table:style-name="co35" table:default-cell-style-name="ce130"/>
        <table:table-column table:style-name="co36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10-2011%20Company/UK%202011-03-31%20(Mar11)%20Company%20OO/Purchases.ods'#$Open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0" table:style-name="ta7">
        <table:table-column table:style-name="co32" table:default-cell-style-name="ce127"/>
        <table:table-column table:style-name="co33" table:default-cell-style-name="ce129"/>
        <table:table-column table:style-name="co37" table:default-cell-style-name="ce133"/>
        <table:table-column table:style-name="co2" table:default-cell-style-name="ce138"/>
        <table:table-column table:style-name="co35" table:default-cell-style-name="ce130"/>
        <table:table-column table:style-name="co36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10-2011%20Company/UK%202011-03-31%20(Mar11)%20Company%20OO/Purchases.ods'#$OpeningCreditors.$G$2]" office:value-type="float" office:value="17.5">
            <text:p>17.5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1" table:style-name="ta7">
        <table:table-column table:style-name="co32" table:default-cell-style-name="ce127"/>
        <table:table-column table:style-name="co33" table:default-cell-style-name="ce129"/>
        <table:table-column table:style-name="co38" table:default-cell-style-name="ce133"/>
        <table:table-column table:style-name="co2" table:default-cell-style-name="ce138"/>
        <table:table-column table:style-name="co39" table:default-cell-style-name="ce130"/>
        <table:table-column table:style-name="co36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10-2011%20Company/UK%202011-03-31%20(Mar11)%20Company%20OO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1" table:style-name="ta7">
        <table:table-column table:style-name="co32" table:default-cell-style-name="ce127"/>
        <table:table-column table:style-name="co33" table:default-cell-style-name="ce129"/>
        <table:table-column table:style-name="co40" table:default-cell-style-name="ce133"/>
        <table:table-column table:style-name="co2" table:default-cell-style-name="ce138"/>
        <table:table-column table:style-name="co39" table:default-cell-style-name="ce130"/>
        <table:table-column table:style-name="co36" table:default-cell-style-name="ce143"/>
        <table:table-column table:style-name="co4" table:default-cell-style-name="ce143"/>
        <table:table-column table:style-name="co22" table:default-cell-style-name="ce143"/>
        <table:table-column table:style-name="co10" table:number-columns-repeated="1016" table:default-cell-style-name="ce129"/>
        <table:table-row table:style-name="ro6">
          <table:table-cell table:style-name="ce103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7" office:value-type="string" table:number-columns-spanned="2" table:number-rows-spanned="1">
            <text:p>Total for Month</text:p>
          </table:table-cell>
          <table:covered-table-cell/>
          <table:table-cell table:style-name="ce117" table:formula="of:=SUM([.F5:.F200])" office:value-type="float" office:value="0">
            <text:p>0.00 </text:p>
          </table:table-cell>
          <table:table-cell table:style-name="ce117" table:formula="of:=SUM([.G5:.G200])" office:value-type="float" office:value="0">
            <text:p>0.00 </text:p>
          </table:table-cell>
          <table:table-cell table:style-name="ce117" table:formula="of:=SUM([.H5:.H200])" office:value-type="float" office:value="0">
            <text:p>0.00 </text:p>
          </table:table-cell>
          <table:table-cell table:style-name="ce126" table:number-columns-repeated="1016"/>
        </table:table-row>
        <table:table-row table:style-name="ro7">
          <table:table-cell table:style-name="ce104" office:value-type="string" table:number-columns-spanned="1" table:number-rows-spanned="3">
            <text:p>Purchase Date</text:p>
          </table:table-cell>
          <table:table-cell table:style-name="ce108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15" office:value-type="string" table:number-columns-spanned="1" table:number-rows-spanned="3">
            <text:p>Purchase Invoice Number or Reference</text:p>
          </table:table-cell>
          <table:table-cell table:style-name="ce137" office:value-type="string" table:number-columns-spanned="1" table:number-rows-spanned="3">
            <text:p>Purchase Description</text:p>
          </table:table-cell>
          <table:table-cell table:style-name="ce141" table:number-columns-spanned="1" table:number-rows-spanned="3"/>
          <table:table-cell table:style-name="ce108" office:value-type="string" table:number-columns-spanned="1" table:number-rows-spanned="3">
            <text:p>Total Purchase Value incl Vat</text:p>
          </table:table-cell>
          <table:table-cell table:style-name="ce146" table:formula="of:=['file:///C:/Users/Antony/diy/UK/UK%202010-2011%20Company/UK%202011-03-31%20(Mar11)%20Company%20OO/Purchases.ods'#$ClosingCreditors.$G$2]" office:value-type="float" office:value="20">
            <text:p>20.0 </text:p>
          </table:table-cell>
          <table:table-cell table:style-name="ce108" office:value-type="string" table:number-columns-spanned="1" table:number-rows-spanned="3">
            <text:p>Purchases <text:s text:c="10"/>Net of Vat</text:p>
          </table:table-cell>
          <table:table-cell table:style-name="ce147" table:number-columns-repeated="1016"/>
        </table:table-row>
        <table:table-row table:style-name="ro7">
          <table:covered-table-cell table:number-columns-repeated="6"/>
          <table:table-cell table:style-name="ce108" office:value-type="string" table:number-columns-spanned="1" table:number-rows-spanned="2">
            <text:p>Vat Input</text:p>
          </table:table-cell>
          <table:covered-table-cell/>
          <table:table-cell table:style-name="ce148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0"/>
          <table:table-cell table:style-name="ce134"/>
          <table:table-cell table:style-name="ce130"/>
          <table:table-cell table:style-name="ce131"/>
          <table:table-cell table:style-name="ce144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1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5"/>
          <table:table-cell table:style-name="ce139"/>
          <table:table-cell table:style-name="ce131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1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8"/>
          <table:table-cell table:style-name="ce132"/>
          <table:table-cell table:style-name="ce136"/>
          <table:table-cell table:style-name="ce140"/>
          <table:table-cell table:style-name="ce142"/>
          <table:table-cell table:style-name="ce145"/>
          <table:table-cell table:style-name="ce145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5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5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,&quot; &quot;))" office:value-type="float" office:value="0">
            <text:p>0.00 </text:p>
          </table:table-cell>
          <table:table-cell table:number-columns-repeated="1017"/>
        </table:table-row>
        <table:table-row table:style-name="ro3" table:number-rows-repeated="653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UK/UK%202010-2011%20Company/UK%202011-03-31%20(Mar11)%20Company%20OO/Sales.ods'#OpeningDebtors" table:print="false" table:style-name="ta_extref">
        <table:table-source xlink:href="../Sales.ods" table:table-name="Open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17.5">
            <text:p>17.5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Apr10" table:print="false" table:style-name="ta_extref">
        <table:table-source xlink:href="../Sal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May10" table:print="false" table:style-name="ta_extref">
        <table:table-source xlink:href="../Sal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Jun10" table:print="false" table:style-name="ta_extref">
        <table:table-source xlink:href="../Sal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Jul10" table:print="false" table:style-name="ta_extref">
        <table:table-source xlink:href="../Sal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Aug10" table:print="false" table:style-name="ta_extref">
        <table:table-source xlink:href="../Sal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Sep10" table:print="false" table:style-name="ta_extref">
        <table:table-source xlink:href="../Sal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Oct10" table:print="false" table:style-name="ta_extref">
        <table:table-source xlink:href="../Sal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Nov10" table:print="false" table:style-name="ta_extref">
        <table:table-source xlink:href="../Sal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Dec10" table:print="false" table:style-name="ta_extref">
        <table:table-source xlink:href="../Sal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Jan11" table:print="false" table:style-name="ta_extref">
        <table:table-source xlink:href="../Sal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Feb11" table:print="false" table:style-name="ta_extref">
        <table:table-source xlink:href="../Sal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Mar11" table:print="false" table:style-name="ta_extref">
        <table:table-source xlink:href="../Sal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  <table:table-row table:number-rows-repeated="2">
          <table:table-cell table:number-columns-repeated="8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Sales.ods'#ClosingDebtors" table:print="false" table:style-name="ta_extref">
        <table:table-source xlink:href="../Sales.ods" table:table-name="ClosingDeb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3" office:value-type="float" office:value="20">
            <text:p>2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1">
            <text:p/>
          </table:table-cell>
        </table:table-row>
      </table:table>
      <table:table table:name="'file:///C:/Users/Antony/diy/UK/UK%202010-2011%20Company/UK%202011-03-31%20(Mar11)%20Company%20OO/Purchases.ods'#OpeningCreditors" table:print="false" table:style-name="ta_extref">
        <table:table-source xlink:href="../Purchases.ods" table:table-name="Open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17.5">
            <text:p>17.5</text:p>
          </table:table-cell>
        </table:table-row>
      </table:table>
      <table:table table:name="'file:///C:/Users/Antony/diy/UK/UK%202010-2011%20Company/UK%202011-03-31%20(Mar11)%20Company%20OO/Purchases.ods'#Apr10" table:print="false" table:style-name="ta_extref">
        <table:table-source xlink:href="../Purchases.ods" table:table-name="Apr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May10" table:print="false" table:style-name="ta_extref">
        <table:table-source xlink:href="../Purchases.ods" table:table-name="May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Jun10" table:print="false" table:style-name="ta_extref">
        <table:table-source xlink:href="../Purchases.ods" table:table-name="Jun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Jul10" table:print="false" table:style-name="ta_extref">
        <table:table-source xlink:href="../Purchases.ods" table:table-name="Jul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Aug10" table:print="false" table:style-name="ta_extref">
        <table:table-source xlink:href="../Purchases.ods" table:table-name="Aug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Sep10" table:print="false" table:style-name="ta_extref">
        <table:table-source xlink:href="../Purchases.ods" table:table-name="Sep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Oct10" table:print="false" table:style-name="ta_extref">
        <table:table-source xlink:href="../Purchases.ods" table:table-name="Oct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Nov10" table:print="false" table:style-name="ta_extref">
        <table:table-source xlink:href="../Purchases.ods" table:table-name="Nov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Dec10" table:print="false" table:style-name="ta_extref">
        <table:table-source xlink:href="../Purchases.ods" table:table-name="Dec10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Jan11" table:print="false" table:style-name="ta_extref">
        <table:table-source xlink:href="../Purchases.ods" table:table-name="Jan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Feb11" table:print="false" table:style-name="ta_extref">
        <table:table-source xlink:href="../Purchases.ods" table:table-name="Feb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Mar11" table:print="false" table:style-name="ta_extref">
        <table:table-source xlink:href="../Purchases.ods" table:table-name="Mar11" table:filter-name="calc8" table:mode="copy-results-only"/>
        <table:table-row>
          <table:table-cell table:number-columns-repeated="6"/>
          <table:table-cell table:style-name="ce3" office:value-type="float" office:value="0">
            <text:p>0</text:p>
          </table:table-cell>
          <table:table-cell table:style-name="ce3" office:value-type="float" office:value="0">
            <text:p>0</text:p>
          </table:table-cell>
        </table:table-row>
      </table:table>
      <table:table table:name="'file:///C:/Users/Antony/diy/UK/UK%202010-2011%20Company/UK%202011-03-31%20(Mar11)%20Company%20OO/Purchases.ods'#ClosingCreditors" table:print="false" table:style-name="ta_extref">
        <table:table-source xlink:href="../Purchases.ods" table:table-name="ClosingCreditors" table:filter-name="calc8" table:mode="copy-results-only"/>
        <table:table-row>
          <table:table-cell table:number-columns-repeated="7"/>
        </table:table-row>
        <table:table-row>
          <table:table-cell table:number-columns-repeated="6"/>
          <table:table-cell table:style-name="ce4" office:value-type="float" office:value="20">
            <text:p>20</text:p>
          </table:table-cell>
        </table:table-row>
      </table:table>
      <table:table table:name="'file:///C:/Users/Antony/diy/UK/UK%202010-2011%20Company/UK%202011-03-31%20(Mar11)%20Company%20OO/Financialaccounts.ods'#Admin" table:print="false" table:style-name="ta_extref">
        <table:table-source xlink:href="../Financialaccounts.ods" table:table-name="Admin" table:filter-name="calc8" table:mode="copy-results-only"/>
        <table:table-row table:number-rows-repeated="5">
          <table:table-cell table:number-columns-repeated="2"/>
        </table:table-row>
        <table:table-row>
          <table:table-cell/>
          <table:table-cell table:style-name="ce2" office:value-type="float" office:value="40237">
            <text:p>4023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68">
            <text:p>4026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298">
            <text:p>402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29">
            <text:p>403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59">
            <text:p>403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390">
            <text:p>403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21">
            <text:p>4042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51">
            <text:p>40451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482">
            <text:p>4048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12">
            <text:p>4051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43">
            <text:p>4054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574">
            <text:p>4057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02">
            <text:p>40602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33">
            <text:p>4063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63">
            <text:p>40663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694">
            <text:p>406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2" office:value-type="float" office:value="40724">
            <text:p>407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currency-style style:name="N122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6">26/11/2010</text:date>, <text:time>15:4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0-11-26">26/11/2010</text:date> <text:s/><text:time>15:44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0-11-26">26/11/2010</text:date> <text:s/><text:time>15:44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0-11-26">26/11/2010</text:date> <text:s/><text:time>15:44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0-11-26">26/11/2010</text:date> <text:s/><text:time>15:44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0-11-26">26/11/2010</text:date> <text:s/><text:time>15:44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0-11-26">26/11/2010</text:date> <text:s/><text:time>15:44:48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Vat returns FMAN</dc:title>
    <meta:initial-creator>Terry Cartwright</meta:initial-creator>
    <dc:creator>Antony Cartwright</dc:creator>
    <meta:creation-date>2006-06-05T10:56:36Z</meta:creation-date>
    <dc:date>2010-11-26T15:44:48.53</dc:date>
    <meta:print-date>2007-02-10T23:38:25Z</meta:print-date>
    <meta:editing-duration>PT00H09M46S</meta:editing-duration>
    <meta:editing-cycles>1</meta:editing-cycles>
    <meta:document-statistic meta:table-count="14" meta:cell-count="5266" meta:object-count="0"/>
  </office:meta>
</office:document-meta>
</file>